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fill-use-slide-background="false" draw:textarea-vertical-align="middle" draw:auto-grow-height="false" fo:min-height="23.88cm" fo:min-width="33.79cm"/>
    </style:style>
    <style:style style:name="gr2" style:family="graphic" style:parent-style-name="Interface_20_Block" style:list-style-name="L1">
      <style:graphic-properties draw:textarea-vertical-align="top" draw:auto-grow-height="false" fo:min-height="8.64cm" fo:min-width="2.992cm"/>
      <style:paragraph-properties style:writing-mode="lr-tb"/>
    </style:style>
    <style:style style:name="gr3" style:family="graphic" style:parent-style-name="Block">
      <style:graphic-properties draw:textarea-vertical-align="top" draw:auto-grow-height="false" fo:min-height="6.1cm" fo:min-width="5.85cm"/>
      <style:paragraph-properties style:writing-mode="lr-tb"/>
    </style:style>
    <style:style style:name="gr4" style:family="graphic" style:parent-style-name="Interface_20_Block">
      <style:graphic-properties draw:textarea-vertical-align="top" draw:auto-grow-height="false" fo:min-height="3.878cm" fo:min-width="2.678cm"/>
      <style:paragraph-properties style:writing-mode="lr-tb"/>
    </style:style>
    <style:style style:name="gr5" style:family="graphic" style:parent-style-name="Block">
      <style:graphic-properties draw:textarea-vertical-align="middle" draw:auto-grow-height="false" fo:min-height="3.877cm" fo:min-width="3.627cm"/>
      <style:paragraph-properties style:writing-mode="lr-tb"/>
    </style:style>
    <style:style style:name="gr6" style:family="graphic" style:parent-style-name="Block">
      <style:graphic-properties draw:textarea-vertical-align="middle" draw:auto-grow-height="false" fo:min-height="3.877cm" fo:min-width="4.58cm"/>
      <style:paragraph-properties style:writing-mode="lr-tb"/>
    </style:style>
    <style:style style:name="gr7" style:family="graphic" style:parent-style-name="Bus">
      <style:graphic-properties svg:stroke-linecap="butt" fo:padding-top="0.231cm" fo:padding-left="0.356cm" fo:padding-right="0.356cm"/>
    </style:style>
    <style:style style:name="gr8" style:family="graphic" style:parent-style-name="Block">
      <style:graphic-properties draw:textarea-vertical-align="middle" draw:auto-grow-height="false" fo:min-height="1.337cm" fo:min-width="3.31cm"/>
      <style:paragraph-properties style:writing-mode="lr-tb"/>
    </style:style>
    <style:style style:name="gr9" style:family="graphic" style:parent-style-name="Bus">
      <style:graphic-properties/>
    </style:style>
    <style:style style:name="gr10" style:family="graphic" style:parent-style-name="Interface_20_Block">
      <style:graphic-properties draw:textarea-vertical-align="middle" draw:auto-grow-height="false" fo:min-height="1.338cm" fo:min-width="2.993cm"/>
    </style:style>
    <style:style style:name="gr11" style:family="graphic" style:parent-style-name="Interface_20_Block">
      <style:graphic-properties draw:textarea-vertical-align="middle" draw:auto-grow-height="false" fo:min-height="3.243cm" fo:min-width="1.087cm"/>
    </style:style>
    <style:style style:name="gr12" style:family="graphic" style:parent-style-name="Block">
      <style:graphic-properties draw:textarea-vertical-align="middle" draw:auto-grow-height="false" fo:min-height="1.02cm" fo:min-width="0.77cm"/>
    </style:style>
    <style:style style:name="gr13" style:family="graphic" style:parent-style-name="Lines">
      <style:graphic-properties draw:marker-end="Arrowheads_20_7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3" style:family="paragraph">
      <style:paragraph-properties fo:text-align="center" style:writing-mode="lr-tb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4.29cm" svg:height="24.13cm" svg:x="3.54cm" svg:y="2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3.492cm" svg:height="8.89cm" svg:x="3.54cm" svg:y="16.875cm">
          <text:p text:style-name="P2"><text:span text:style-name="T1">JESD204B Hard </text:span><text:span text:style-name="T1">IP Resei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35cm" svg:height="6.35cm" svg:x="25.444cm" svg:y="18.145cm">
          <text:p text:style-name="P3">NVMe IP Core</text:p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3.178cm" svg:height="4.128cm" svg:x="34.652cm" svg:y="20.049cm">
          <text:p text:style-name="P3">PCIe Hard IP Bloc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1" draw:id="id1" draw:layer="layout" svg:width="4.127cm" svg:height="4.127cm" svg:x="11.477cm" svg:y="4.493cm">
          <text:p text:style-name="P3">CPU</text:p>
          <draw:enhanced-geometry svg:viewBox="0 0 21600 21600" draw:type="rectangle" draw:enhanced-path="M 0 0 L 21600 0 21600 21600 0 21600 0 0 Z N"/>
        </draw:custom-shape>
        <draw:custom-shape draw:style-name="gr6" draw:text-style-name="P3" xml:id="id2" draw:id="id2" draw:layer="layout" svg:width="5.08cm" svg:height="4.127cm" svg:x="31.162cm" svg:y="4.492cm">
          <text:p text:style-name="P3">RAM</text:p>
          <draw:enhanced-geometry svg:viewBox="0 0 21600 21600" draw:type="rectangle" draw:enhanced-path="M 0 0 L 21600 0 21600 21600 0 21600 0 0 Z N"/>
        </draw:custom-shape>
        <draw:custom-shape draw:style-name="gr5" draw:text-style-name="P3" xml:id="id6" draw:id="id6" draw:layer="layout" svg:width="4.127cm" svg:height="4.127cm" svg:x="11.478cm" svg:y="21.002cm">
          <text:p text:style-name="P3">DMA</text:p>
          <text:p text:style-name="P3">Stream to Memory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5.604cm" svg:y1="6.556cm" svg:x2="31.162cm" svg:y2="6.555cm" draw:start-shape="id1" draw:start-glue-point="1" draw:end-shape="id2" draw:end-glue-point="3" svg:d="M15604 6556h7779v-1h7779" svg:viewBox="0 0 15559 2">
          <text:p/>
        </draw:connector>
        <draw:custom-shape draw:style-name="gr8" draw:text-style-name="P3" draw:layer="layout" svg:width="3.81cm" svg:height="1.587cm" svg:x="4.175cm" svg:y="3.54cm">
          <text:p text:style-name="P3">HPS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31.794cm" svg:y1="22.113cm" svg:x2="34.652cm" svg:y2="22.113cm" draw:start-shape="id3" draw:start-glue-point="1" draw:end-shape="id4" draw:end-glue-point="3" svg:d="M31794 22113h2858" svg:viewBox="0 0 2859 1">
          <text:p/>
        </draw:connector>
        <draw:custom-shape draw:style-name="gr10" draw:text-style-name="P1" xml:id="id8" draw:id="id8" draw:layer="layout" svg:width="3.493cm" svg:height="1.588cm" svg:x="25.444cm" svg:y="19.41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7" draw:id="id7" draw:layer="layout" svg:width="3.493cm" svg:height="1.588cm" svg:x="25.444cm" svg:y="22.272cm">
          <text:p/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7.032cm" svg:y1="21.32cm" svg:x2="11.478cm" svg:y2="23.065cm" draw:start-shape="id5" draw:start-glue-point="1" draw:end-shape="id6" draw:end-glue-point="3" svg:d="M7032 21320h2223v1745h2223" svg:viewBox="0 0 4447 1746">
          <text:p/>
        </draw:connector>
        <draw:connector draw:style-name="gr9" draw:text-style-name="P1" draw:layer="layout" svg:x1="15.605cm" svg:y1="23.065cm" svg:x2="25.444cm" svg:y2="23.066cm" draw:start-shape="id6" draw:start-glue-point="1" draw:end-shape="id7" draw:end-glue-point="3" svg:d="M15605 23065h4919v1h4920" svg:viewBox="0 0 9840 2">
          <text:p/>
        </draw:connector>
        <draw:connector draw:style-name="gr9" draw:text-style-name="P1" xml:id="id9" draw:id="id9" draw:layer="layout" svg:x1="15.604cm" svg:y1="6.556cm" svg:x2="25.444cm" svg:y2="20.209cm" draw:start-shape="id1" draw:start-glue-point="1" draw:end-shape="id8" draw:end-glue-point="3" svg:d="M15604 6556h4919v13653h4921" svg:viewBox="0 0 9841 13654">
          <text:p/>
        </draw:connector>
        <draw:custom-shape draw:style-name="gr11" draw:text-style-name="P1" xml:id="id3" draw:id="id3" draw:layer="layout" svg:width="1.587cm" svg:height="3.493cm" svg:x="30.207cm" svg:y="20.36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7cm" svg:height="1.27cm" svg:x="36.557cm" svg:y="22.272cm">
          <text:p/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20.525cm" svg:y1="13.382cm" svg:x2="13.541cm" svg:y2="21.002cm" draw:start-shape="id9" draw:start-glue-point="0" draw:end-shape="id6" draw:end-glue-point="0" svg:d="M20525 13382h-6984v7620" svg:viewBox="0 0 6985 762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heads_20_6" draw:display-name="Arrowheads 6" svg:viewBox="0 7 20 13" svg:d="M0 20l10-13 10 13z"/>
    <draw:marker draw:name="Arrowheads_20_7" draw:display-name="Arrowheads 7" svg:viewBox="0 7 20 13" svg:d="M0 20l10-13 10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cm" svg:stroke-color="#000000" draw:marker-start-width="0.275cm" draw:marker-start-center="false" draw:marker-end-width="0.275cm" draw:marker-end-center="false" draw:fill="solid" draw:fill-color="#dddddd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us" style:family="graphic" style:parent-style-name="Lines">
      <style:graphic-properties svg:stroke-width="0.6cm" svg:stroke-color="#000000" draw:marker-start="Arrowheads_20_6" draw:marker-start-width="1.1cm" draw:marker-end="Arrowheads_20_7" draw:marker-end-width="1.1cm" draw:stroke-linejoin="bevel" draw:textarea-horizontal-align="justify" draw:textarea-vertical-align="top" draw:auto-grow-width="false" fo:padding-bottom="1.2cm" draw:shadow-color="#000000"/>
      <style:paragraph-properties>
        <style:tab-stops/>
      </style:paragraph-properties>
    </style:style>
    <style:style style:name="Block" style:family="graphic" style:parent-style-name="standard">
      <style:graphic-properties draw:fill="solid" draw:fill-color="#ffffff" draw:fill-gradient-name="Gradient_20_1" draw:fill-hatch-name="Red_20_90_20_Degrees_20_Crossed_20_1" draw:fill-image-name="Bitmap_20_1" draw:decimal-places="2"/>
      <style:paragraph-properties>
        <style:tab-stops/>
      </style:paragraph-properties>
    </style:style>
    <style:style style:name="Interface_20_Block" style:display-name="Interface Block" style:family="graphic" style:parent-style-name="standard">
      <style:graphic-properties draw:fill="solid" draw:fill-color="#5983b0" draw:fill-gradient-name="Gradient_20_1" draw:fill-hatch-name="Red_20_90_20_Degrees_20_Crossed_20_1" draw:fill-image-name="Bitmap_20_1"/>
      <style:paragraph-properties>
        <style:tab-stops/>
      </style:paragraph-properties>
    </style:style>
    <style:style style:name="Bus_20_without_20_arrow" style:display-name="Bus without arrow" style:family="graphic" style:parent-style-name="Bus"/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talii Yurchenko</meta:initial-creator>
    <meta:creation-date>2022-12-09T14:59:49.508714123</meta:creation-date>
    <dc:date>2022-12-21T17:03:20.661844730</dc:date>
    <dc:creator>Vitalii Yurchenko</dc:creator>
    <meta:editing-duration>PT1H58M4S</meta:editing-duration>
    <meta:editing-cycles>38</meta:editing-cycles>
    <meta:generator>LibreOffice/7.4.3.2$Linux_X86_64 LibreOffice_project/40$Build-2</meta:generator>
    <meta:document-statistic meta:object-count="18"/>
  </office:meta>
</office:document-meta>
</file>